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fo:font-size="16pt" fo:font-weight="bold" officeooo:rsid="001b8f9d" officeooo:paragraph-rsid="001b8f9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handas" fo:font-size="11pt" fo:font-weight="normal" officeooo:rsid="001b8f9d" officeooo:paragraph-rsid="001b8f9d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handas" fo:font-size="11pt" officeooo:rsid="001b8f9d" officeooo:paragraph-rsid="001b8f9d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40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ias para Mofio</text:p>
      <text:p text:style-name="P1"/>
      <text:p text:style-name="P3">1 – Tentar procurar alguma API que detecte linguagens. Por exemplo, a do Google Translate;</text:p>
      <text:p text:style-name="P3"/>
      <text:p text:style-name="P3">2 – Pesquisar sobre reconhecimentos de discurso de ódio;</text:p>
      <text:p text:style-name="P3"><text:tab/><text:tab/>a) Que tal pesquisar exemplos de tweets que manifestem discursos de ira?</text:p>
      <text:p text:style-name="P3"/>
      <text:p text:style-name="P3">3 – Ler um pouco sobre machine learn<text:span text:style-name="T3">ing</text:span> e tentar aplicar alguns conceitos ao bot.</text:p>
      <text:p text:style-name="P3"/>
      <text:p text:style-name="P3">4 – Começar a entrar em contato com alunos e professores de psicologia para pegar dicas de como o bot pode contribuir na vida de pessoas depressivas ou ansiosas.</text:p>
      <text:p text:style-name="P3"/>
      <text:p text:style-name="P3">5 – É <text:span text:style-name="T1">necessário </text:span><text:span text:style-name="T2">criar uma pesquisa para entender o cenário destes problemas na sociedade atual.</text:span></text:p>
      <text:p text:style-name="P2"><text:tab/><text:tab/>a) Para começar, devo fazer uma pesquisa secundária, com dados já prontos.</text:p>
      <text:p text:style-name="P2"><text:tab/><text:tab/>b) Depois, fazer uma pesquisa com jovens entre 11 e 20 anos.</text:p>
      <text:p text:style-name="P2"><text:tab/><text:tab/>c) As pessoas pensam em suicídi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7:26:55.331192723</meta:creation-date>
    <dc:date>2019-09-17T09:35:12.777740888</dc:date>
    <meta:editing-duration>PT5M11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0" meta:word-count="124" meta:character-count="748" meta:non-whitespace-character-count="621"/>
  </office:meta>
</office:document-meta>
</file>